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list-style-name="LFO1" style:family="paragraph">
      <style:text-properties style:text-underline-type="single" style:text-underline-style="solid" style:text-underline-width="auto" style:text-underline-mode="continuous"/>
    </style:style>
    <style:style style:name="P3" style:parent-style-name="Standard" style:list-style-name="LFO2" style:family="paragraph"/>
    <style:style style:name="P4" style:parent-style-name="Standard" style:list-style-name="LFO2"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1" style:family="paragraph">
      <style:text-properties style:text-underline-type="single" style:text-underline-style="solid" style:text-underline-width="auto" style:text-underline-mode="continuous"/>
    </style:style>
    <style:style style:name="P11" style:parent-style-name="Standard" style:list-style-name="LFO1" style:family="paragraph">
      <style:text-properties style:text-underline-type="single" style:text-underline-style="solid" style:text-underline-width="auto" style:text-underline-mode="continuous"/>
    </style:style>
    <style:style style:name="P12" style:parent-style-name="Standard" style:list-style-name="LFO1" style:family="paragraph">
      <style:text-properties style:text-underline-type="single" style:text-underline-style="solid" style:text-underline-width="auto" style:text-underline-mode="continuous"/>
    </style:style>
    <style:style style:name="P13" style:parent-style-name="Standard" style:list-style-name="LFO1" style:family="paragraph">
      <style:text-properties style:text-underline-type="single" style:text-underline-style="solid" style:text-underline-width="auto" style:text-underline-mode="continuous"/>
    </style:style>
    <style:style style:name="P14" style:parent-style-name="Standard" style:list-style-name="LFO3" style:family="paragraph"/>
    <style:style style:name="P15" style:parent-style-name="Standard" style:list-style-name="LFO3" style:family="paragraph"/>
    <style:style style:name="P16" style:parent-style-name="Standard" style:list-style-name="LFO3" style:family="paragraph"/>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list-style-name="LFO4" style:family="paragraph"/>
    <style:style style:name="P21" style:parent-style-name="Standard" style:list-style-name="LFO1" style:family="paragraph">
      <style:text-properties style:text-underline-type="single" style:text-underline-style="solid" style:text-underline-width="auto" style:text-underline-mode="continuous"/>
    </style:style>
    <style:style style:name="P22" style:parent-style-name="Standard" style:list-style-name="LFO1" style:family="paragraph">
      <style:text-properties style:text-underline-type="single" style:text-underline-style="solid" style:text-underline-width="auto" style:text-underline-mode="continuous"/>
    </style:style>
    <style:style style:name="P23" style:parent-style-name="Standard" style:list-style-name="LFO5" style:family="paragraph"/>
    <style:style style:name="P24" style:parent-style-name="Standard" style:list-style-name="LFO5" style:family="paragraph"/>
    <style:style style:name="P25" style:parent-style-name="Standard" style:list-style-name="LFO1" style:family="paragraph">
      <style:text-properties style:text-underline-type="single" style:text-underline-style="solid" style:text-underline-width="auto" style:text-underline-mode="continuous"/>
    </style:style>
    <style:style style:name="P26" style:parent-style-name="Standard" style:list-style-name="LFO6" style:family="paragraph"/>
    <style:style style:name="P27" style:parent-style-name="Standard" style:list-style-name="LFO6" style:family="paragraph"/>
    <style:style style:name="P28" style:parent-style-name="Standard" style:list-style-name="LFO6" style:family="paragraph"/>
    <style:style style:name="P29" style:parent-style-name="Standard" style:list-style-name="LFO6" style:family="paragraph"/>
    <style:style style:name="P30" style:parent-style-name="Standard" style:list-style-name="LFO6" style:family="paragraph"/>
    <style:style style:name="P31" style:parent-style-name="Standard" style:list-style-name="LFO1" style:family="paragraph">
      <style:text-properties style:text-underline-type="single" style:text-underline-style="solid" style:text-underline-width="auto" style:text-underline-mode="continuous"/>
    </style:style>
    <style:style style:name="P32" style:parent-style-name="Standard" style:list-style-name="LFO7" style:family="paragraph"/>
    <style:style style:name="P33" style:parent-style-name="Standard" style:list-style-name="LFO8" style:family="paragraph"/>
    <style:style style:name="P34" style:parent-style-name="Standard" style:family="paragraph">
      <style:text-properties style:text-underline-type="single" style:text-underline-style="solid" style:text-underline-width="auto" style:text-underline-mode="continuous"/>
    </style:style>
    <style:style style:name="P35" style:parent-style-name="Standard" style:list-style-name="LFO1" style:family="paragraph">
      <style:text-properties style:text-underline-type="single" style:text-underline-style="solid" style:text-underline-width="auto" style:text-underline-mode="continuous"/>
    </style:style>
    <style:style style:name="P36" style:parent-style-name="Standard" style:list-style-name="LFO1" style:family="paragraph">
      <style:text-properties style:text-underline-type="single" style:text-underline-style="solid" style:text-underline-width="auto" style:text-underline-mode="continuous"/>
    </style:style>
    <style:style style:name="P37" style:parent-style-name="Standard" style:list-style-name="LFO1" style:family="paragraph"/>
    <style:style style:name="T38" style:parent-style-name="Policepardéfaut" style:family="text">
      <style:text-properties style:text-underline-type="single" style:text-underline-style="solid" style:text-underline-width="auto" style:text-underline-mode="continuous"/>
    </style:style>
  </office:automatic-styles>
  <office:body>
    <office:text text:use-soft-page-breaks="true">
      <text:p text:style-name="P1">Documentation technique – Module Maître</text:p>
      <text:p text:style-name="Standard"/>
      <text:list text:style-name="LFO1" text:continue-numbering="true">
        <text:list-item>
          <text:p text:style-name="P2">Liste des technologies utilisées.</text:p>
        </text:list-item>
      </text:list>
      <text:p text:style-name="Standard"/>
      <text:list text:style-name="LFO2" text:continue-numbering="true">
        <text:list-item>
          <text:p text:style-name="P3"><text:a xlink:href="http://isocpp.org/" office:target-frame-name="_top" xlink:show="replace">C++</text:a></text:p>
          <text:list text:continue-numbering="true">
            <text:list-item>
              <text:p text:style-name="P4"><text:a xlink:href="http://www.boost.org/" office:target-frame-name="_top" xlink:show="replace">Boost</text:a></text:p>
            </text:list-item>
            <text:list-item>
              <text:p text:style-name="P5"><text:a xlink:href="https://github.com/open-source-parsers/jsoncpp" office:target-frame-name="_top" xlink:show="replace">JsonCpp</text:a></text:p>
            </text:list-item>
            <text:list-item>
              <text:p text:style-name="P6"><text:a xlink:href="http://codesynthesis.com/products/odb/" office:target-frame-name="_top" xlink:show="replace">ODB</text:a></text:p>
            </text:list-item>
            <text:list-item>
              <text:p text:style-name="P7"><text:a xlink:href="http://www.cryptopp.com/" office:target-frame-name="_top" xlink:show="replace">Crypto++</text:a></text:p>
            </text:list-item>
          </text:list>
        </text:list-item>
        <text:list-item>
          <text:p text:style-name="P8">SQL</text:p>
          <text:list text:continue-numbering="true">
            <text:list-item>
              <text:p text:style-name="P9">Serveur<text:s/><text:a xlink:href="https://mariadb.com/" office:target-frame-name="_top" xlink:show="replace">MariaDB</text:a>.</text:p>
            </text:list-item>
          </text:list>
        </text:list-item>
      </text:list>
      <text:p text:style-name="Standard"/>
      <text:list text:style-name="LFO1" text:continue-numbering="true">
        <text:list-item>
          <text:p text:style-name="P10">Configuration/Installation de l'environnement de production.</text:p>
        </text:list-item>
      </text:list>
      <text:p text:style-name="Standard"/>
      <text:p text:style-name="Standard"><text:tab/>Le module maître est voué à fonctionner sur une Raspberry Pi tournant sur Archlinux.</text:p>
      <text:p text:style-name="Standard"><text:tab/>L'installation d'une Archlinux pour processeur ARM sur Raspberry Pi est très simple et expliquée sur leur<text:s/><text:a xlink:href="http://archlinuxarm.org/platforms/armv6/raspberry-pi" office:target-frame-name="_top" xlink:show="replace">site dédié</text:a>.</text:p>
      <text:p text:style-name="Standard"/>
      <text:p text:style-name="Standard"><text:tab/>Aucun déploiement de l'application dans son état actuel n'a encore été réalisé, donc une description détaillée de la procédure ne peut pas encore être fournie.</text:p>
      <text:p text:style-name="Standard"><text:tab/>Cependant, MariaDB et les<text:s/>libraires utilisées par l'application sont presque toutes disponibles pré-compilées pour ARM dans les dépôts officiels d'Archlinux. La seule exception étant la libraire qui fait abstraction au serveur SQL : ODB. Celle-ci devra donc être compilée depuis les<text:s/>sources pour un processeur ARM. Un tutoriel résume<text:s/><text:a xlink:href="http://wiki.codesynthesis.com/Using_ODB_on_Mobile_and_Embedded_Systems" office:target-frame-name="_top" xlink:show="replace">la procédure</text:a>.</text:p>
      <text:p text:style-name="Standard"/>
      <text:list text:style-name="LFO1" text:continue-numbering="true">
        <text:list-item>
          <text:p text:style-name="P11">Configuration/Installation de l'environnement de développement.</text:p>
          <text:list text:continue-numbering="true">
            <text:list-item>
              <text:p text:style-name="P12">Pré-requis.</text:p>
            </text:list-item>
          </text:list>
        </text:list-item>
      </text:list>
      <text:p text:style-name="Standard"/>
      <text:p text:style-name="Standard"><text:tab/>Le développement est effectué sur une distribution GNU/Linux 64 bits (Ici,<text:s/><text:a xlink:href="https://www.archlinux.org/" office:target-frame-name="_top" xlink:show="replace">Archlinux</text:a>).</text:p>
      <text:p text:style-name="Standard"/>
      <text:list text:style-name="LFO1" text:continue-numbering="true">
        <text:list-item>
          <text:list>
            <text:list-item>
              <text:p text:style-name="P13">Compilation et exécution.</text:p>
            </text:list-item>
          </text:list>
        </text:list-item>
      </text:list>
      <text:p text:style-name="Standard"/>
      <text:p text:style-name="Standard"><text:tab/>Les programmes suivants (et leur version associée) sont requis pour développer l'application :</text:p>
      <text:list text:style-name="LFO3" text:continue-numbering="true">
        <text:list-item>
          <text:p text:style-name="P14"><text:a xlink:href="https://www.gnu.org/software/make/" office:target-frame-name="_top" xlink:show="replace">GNU make</text:a><text:tab/><text:tab/>4.1.</text:p>
        </text:list-item>
        <text:list-item>
          <text:p text:style-name="P15"><text:a xlink:href="https://gcc.gnu.org/" office:target-frame-name="_top" xlink:show="replace">G++</text:a><text:tab/><text:tab/><text:tab/>4.9.2.</text:p>
        </text:list-item>
        <text:list-item>
          <text:p text:style-name="P16"><text:a xlink:href="http://codesynthesis.com/products/odb/" office:target-frame-name="_top" xlink:show="replace">ODB compiler</text:a><text:tab/>2.4.0.</text:p>
        </text:list-item>
      </text:list>
      <text:p text:style-name="Standard"><text:tab/>Tous ces programmes sont disponibles dans les dépôts officiels d'Archlinux, à l'exception d'ODB qui ne l'est quand dans les dépôts<text:s/><text:a xlink:href="https://aur.archlinux.org/" office:target-frame-name="_top" xlink:show="replace">AUR</text:a>.</text:p>
      <text:p text:style-name="Standard"/>
      <text:p text:style-name="Standard"><text:tab/>Les librairies suivantes (et leur version associée) sont requises pour développer l'application :</text:p>
      <text:list text:style-name="LFO4" text:continue-numbering="true">
        <text:list-item>
          <text:p text:style-name="P17">Boost<text:tab/><text:tab/><text:tab/>1.57.0.</text:p>
        </text:list-item>
        <text:list-item>
          <text:p text:style-name="P18">JsonCpp<text:tab/><text:tab/>1.4.4.</text:p>
        </text:list-item>
        <text:list-item>
          <text:p text:style-name="P19">ODB<text:tab/><text:tab/><text:tab/>2.4.0.</text:p>
        </text:list-item>
        <text:list-item>
          <text:p text:style-name="P20">Crypto++<text:tab/><text:tab/>5.6.2.</text:p>
        </text:list-item>
      </text:list>
      <text:p text:style-name="Standard"/>
      <text:list text:style-name="LFO1" text:continue-numbering="true">
        <text:list-item>
          <text:p text:style-name="P21">Utilisation du système de gestion de configuration, stratégie, et règles.</text:p>
        </text:list-item>
      </text:list>
      <text:p text:style-name="Standard"/>
      <text:p text:style-name="Standard"><text:tab/>Le code du module maître se trouve dans /branches/MasterModule. Une nouvelle version du code est envoyée<text:s/>sur le serveur subversion dès qu'un bug est résolu, ou que des fonctionnalités ont été<text:s/><text:soft-page-break/>ajoutées.</text:p>
      <text:p text:style-name="Standard"/>
      <text:list text:style-name="LFO1" text:continue-numbering="true">
        <text:list-item>
          <text:p text:style-name="P22">Implémentation des grands composants (UML séquence, composants, objets).</text:p>
        </text:list-item>
      </text:list>
      <text:p text:style-name="Standard"/>
      <text:p text:style-name="Standard"><text:tab/>Les 2 gros composants de l'application implémentés sont :</text:p>
      <text:list text:style-name="LFO5" text:continue-numbering="true">
        <text:list-item>
          <text:p text:style-name="P23">Les entités (gauche du diagramme).</text:p>
        </text:list-item>
      </text:list>
      <text:p text:style-name="Standard"/>
      <text:p text:style-name="Standard"><text:tab/>Chaque classe est mappée en base de données avec la<text:s/>libraire ODB, et la classe Repository (haut du diagramme) permet de centraliser toutes les interactions avec la base de données (SELECT, UPDATE, DELETE, etc …).</text:p>
      <text:p text:style-name="Standard"/>
      <text:list text:style-name="LFO5" text:continue-numbering="true">
        <text:list-item>
          <text:p text:style-name="P24">La partie serveur qui s'occupe de répondre aux demandes des différents interfaces utilisateur<text:s/>(mobiles et web).</text:p>
        </text:list-item>
      </text:list>
      <text:p text:style-name="Standard"/>
      <text:p text:style-name="Standard"><text:tab/>La classe MasterModuleServer s'occupe d'écouter sur le port 4242. Lorsqu'une connexion est établie, un object Connection est créé, et géré par le ConnectionManager. Chaque Connection possède sa propre socket sur laquelle lire et écrire.<text:s/>A la lecture, si la requête est un objet JSON correctement formatté, elle est passée au RequestHandler contenu dans la Connection. Le RequestHandler va s'occuper d'étudier la requête et d'appeler une de ses méthodes privée pour y répondre de façon adapatée.</text:p>
      <text:p text:style-name="Standard"/>
      <text:list text:style-name="LFO1" text:continue-numbering="true">
        <text:list-item>
          <text:p text:style-name="P25">Description des API et interfaces.</text:p>
        </text:list-item>
      </text:list>
      <text:p text:style-name="Standard"/>
      <text:p text:style-name="Standard"><text:tab/>Description du protocol actuellement mis à place :</text:p>
      <text:p text:style-name="Standard"/>
      <text:p text:style-name="Standard">NB : Pour les requêtes incluant un objet JSON sous la clef « session », cet object est comparé à celui contenu dans l'object RequestHandler. Si les 2 objects sont<text:s/>équivalents, alors la commande s'exécute, et un nouveau token de session est renvoyé au client. Ce token devra être utilisé à la prochaine requête.</text:p>
      <text:p text:style-name="Standard"/>
      <text:list text:style-name="LFO6" text:continue-numbering="true">
        <text:list-item>
          <text:p text:style-name="P26">login</text:p>
        </text:list-item>
      </text:list>
      <text:p text:style-name="Standard">Objet JSON associé :</text:p>
      <text:p text:style-name="Standard">{</text:p>
      <text:p text:style-name="Standard"><text:s text:c="4"/>"cmd": "login",</text:p>
      <text:p text:style-name="Standard"><text:s text:c="4"/>"email": "test@test.com",</text:p>
      <text:p text:style-name="Standard"><text:s text:c="4"/>"password": "password"</text:p>
      <text:p text:style-name="Standard">}</text:p>
      <text:p text:style-name="Standard"/>
      <text:p text:style-name="Standard"><text:tab/>L'utilisateur correspondant à l'email est récupéré en base de données, et la validité du mot de passe est vérifiée. Si l'utilisateur s'est connecté avec succès, un token de session est envoyé au client, il devra être utilisé pour exécuter la prochaine requête.</text:p>
      <text:p text:style-name="Standard"/>
      <text:list text:style-name="LFO6" text:continue-numbering="true">
        <text:list-item>
          <text:p text:style-name="P27">GetProfiles</text:p>
        </text:list-item>
      </text:list>
      <text:p text:style-name="Standard"><text:tab/>Objet JSON associé :</text:p>
      <text:p text:style-name="Standard">{</text:p>
      <text:p text:style-name="Standard"><text:s text:c="4"/>"cmd": "getProfiles",</text:p>
      <text:p text:style-name="Standard"><text:s text:c="4"/>"session" : {</text:p>
      <text:p text:style-name="Standard"><text:s text:c="8"/>"token" : "token",</text:p>
      <text:p text:style-name="Standard"><text:s text:c="8"/>"userId" : userId</text:p>
      <text:p text:style-name="Standard">}</text:p>
      <text:p text:style-name="Standard"/>
      <text:p text:style-name="Standard"><text:tab/>Les profiles sont récupérés en base de données et renvoyés.</text:p>
      <text:p text:style-name="Standard"><text:tab/></text:p>
      <text:list text:style-name="LFO6" text:continue-numbering="true">
        <text:list-item>
          <text:p text:style-name="P28">getModules</text:p>
        </text:list-item>
      </text:list>
      <text:p text:style-name="Standard"/>
      <text:p text:style-name="Standard">Objet JSON associé :</text:p>
      <text:p text:style-name="Standard">{</text:p>
      <text:p text:style-name="Standard"><text:s text:c="4"/>"cmd": "getModules",</text:p>
      <text:p text:style-name="Standard"><text:s text:c="4"/>"session": {</text:p>
      <text:p text:style-name="Standard"><text:s text:c="8"/>"token": "token",</text:p>
      <text:p text:style-name="Standard"><text:s text:c="8"/>"userId": userId</text:p>
      <text:p text:style-name="Standard"><text:s text:c="4"/>}</text:p>
      <text:p text:style-name="Standard">}</text:p>
      <text:p text:style-name="Standard"/>
      <text:p text:style-name="Standard"><text:tab/>Les modules sont récupérés en base de données et renvoyés.</text:p>
      <text:p text:style-name="Standard"/>
      <text:list text:style-name="LFO6" text:continue-numbering="true">
        <text:list-item>
          <text:p text:style-name="P29">getInternalProfile</text:p>
        </text:list-item>
      </text:list>
      <text:p text:style-name="Standard"/>
      <text:p text:style-name="Standard">Objet JSON associé :</text:p>
      <text:p text:style-name="Standard">{</text:p>
      <text:p text:style-name="Standard"><text:s text:c="4"/>"cmd": "getInternalProfile",</text:p>
      <text:p text:style-name="Standard"><text:s text:c="4"/>"id": 1,</text:p>
      <text:p text:style-name="Standard"><text:s text:c="4"/>"session": {</text:p>
      <text:p text:style-name="Standard"><text:s text:c="8"/>"token": "token",</text:p>
      <text:p text:style-name="Standard"><text:s text:c="8"/>"userId": userId</text:p>
      <text:p text:style-name="Standard"><text:s text:c="4"/>}</text:p>
      <text:p text:style-name="Standard">}</text:p>
      <text:p text:style-name="Standard"/>
      <text:p text:style-name="Standard"><text:tab/>Le profile interne correspondant à l'id envoyé est récupéré en base de données, puis renvoyé.</text:p>
      <text:p text:style-name="Standard"/>
      <text:list text:style-name="LFO6" text:continue-numbering="true">
        <text:list-item>
          <text:p text:style-name="P30">deleteProfile</text:p>
        </text:list-item>
      </text:list>
      <text:p text:style-name="Standard"/>
      <text:p text:style-name="Standard">{</text:p>
      <text:p text:style-name="Standard"><text:s text:c="4"/>"cmd": "deleteProfile",</text:p>
      <text:p text:style-name="Standard"><text:s text:c="4"/>"id": 3</text:p>
      <text:p text:style-name="Standard">}</text:p>
      <text:p text:style-name="Standard"><text:tab/>Le profile correspondant à l'id envoyé<text:s/>est récupéré en base de données. Si le profile n'est associé à aucun module, alors il est supprimé de la base de données, et un code de succès est renvoyé.</text:p>
      <text:p text:style-name="Standard"/>
      <text:list text:style-name="LFO1" text:continue-numbering="true">
        <text:list-item>
          <text:p text:style-name="P31">Norme du code.</text:p>
        </text:list-item>
      </text:list>
      <text:p text:style-name="Standard"/>
      <text:p text:style-name="Standard"><text:tab/>Le projet est structuré en plusieurs dossiers :</text:p>
      <text:list text:style-name="LFO7" text:continue-numbering="true">
        <text:list-item>
          <text:p text:style-name="P32">Headers</text:p>
        </text:list-item>
      </text:list>
      <text:p text:style-name="Standard"><text:tab/>Il contient tous les fichiers headers. L'extension d'un tel fichier est « .hh » ou « .hpp » s'il contient une classe template. Les fichiers aux extensions « .hxx », « .cpp », « .ixx » et « .sql » sont générés par la libraire ODB et ne doivent pas être modifiés manuellement.</text:p>
      <text:list text:style-name="LFO8" text:continue-numbering="true">
        <text:list-item>
          <text:p text:style-name="P33">Sources</text:p>
        </text:list-item>
      </text:list>
      <text:p text:style-name="Standard"><text:tab/>Il contient tous les fichiers sources, avec une structure de dossiers internes équivalente à celle se trouvant dans le dossier « Headers ». Ce dossier ne contient que des fichiers à l'extension « .cpp » et<text:s/><text:soft-page-break/>contient l'implémentation des classes déclarées<text:s/>dans les fichiers headers.</text:p>
      <text:p text:style-name="P34"/>
      <text:list text:style-name="LFO1" text:continue-numbering="true">
        <text:list-item>
          <text:p text:style-name="P35">Tests et conditions de passage du dev à une release.</text:p>
        </text:list-item>
        <text:list-item>
          <text:p text:style-name="P36">Stratégie de release.</text:p>
        </text:list-item>
        <text:list-item>
          <text:p text:style-name="P37"><text:span text:style-name="T38">Release no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is Mestag</meta:initial-creator>
    <dc:creator>Alexis Mestag</dc:creator>
    <meta:creation-date>2015-03-14T18:22:00Z</meta:creation-date>
    <dc:date>2015-03-15T05:22:00Z</dc:date>
    <meta:template xlink:href="Normal.dotm" xlink:type="simple"/>
    <meta:editing-cycles>75</meta:editing-cycles>
    <meta:editing-duration>PT37140S</meta:editing-duration>
    <meta:document-statistic meta:page-count="4" meta:paragraph-count="11" meta:word-count="908" meta:character-count="5891" meta:row-count="41" meta:non-whitespace-character-count="4994"/>
  </office:meta>
</office:document-meta>
</file>